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Дата</text:p>
          </table:table-cell>
          <table:table-cell office:value-type="string">
            <text:p>План РТО</text:p>
          </table:table-cell>
          <table:table-cell office:value-type="string">
            <text:p>Факт РТО</text:p>
          </table:table-cell>
          <table:table-cell office:value-type="string">
            <text:p>План ЦКП</text:p>
          </table:table-cell>
          <table:table-cell office:value-type="string">
            <text:p>Факт ЦКП</text:p>
          </table:table-cell>
          <table:table-cell office:value-type="string">
            <text:p>План чеков</text:p>
          </table:table-cell>
          <table:table-cell office:value-type="string">
            <text:p>Факт чеков</text:p>
          </table:table-cell>
          <table:table-cell office:value-type="string">
            <text:p>Факт дисконт кар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1</text:p>
          </table:table-cell>
          <table:table-cell office:value="42755" office:value-type="float"/>
          <table:table-cell office:value="123123" office:value-type="float"/>
          <table:table-cell office:value="4275" office:value-type="float"/>
          <table:table-cell office:value="132312" office:value-type="float"/>
          <table:table-cell office:value="178" office:value-type="float"/>
          <table:table-cell office:value="312" office:value-type="float"/>
          <table:table-cell office:value="12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2</text:p>
          </table:table-cell>
          <table:table-cell office:value="49881" office:value-type="float"/>
          <table:table-cell office:value="0" office:value-type="float"/>
          <table:table-cell office:value="4988" office:value-type="float"/>
          <table:table-cell office:value="0" office:value-type="float"/>
          <table:table-cell office:value="207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3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148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4</text:p>
          </table:table-cell>
          <table:table-cell office:value="28503" office:value-type="float"/>
          <table:table-cell office:value="0" office:value-type="float"/>
          <table:table-cell office:value="2850" office:value-type="float"/>
          <table:table-cell office:value="0" office:value-type="float"/>
          <table:table-cell office:value="118" office:value-type="float"/>
          <table:table-cell office:value="0" office:value-type="float"/>
          <table:table-cell office:value="0" office:value-type="float"/>
          <table:table-cell/>
          <table:table-cell office:value="1200000" office:value-type="float"/>
          <table:table-cell office:value-type="string">
            <text:p>Общий план РТО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5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148" office:value-type="float"/>
          <table:table-cell office:value="0" office:value-type="float"/>
          <table:table-cell office:value="0" office:value-type="float"/>
          <table:table-cell/>
          <table:table-cell office:value="123123" office:value-type="float"/>
          <table:table-cell office:value-type="string">
            <text:p>Общий факт РТО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6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148" office:value-type="float"/>
          <table:table-cell office:value="0" office:value-type="float"/>
          <table:table-cell office:value="0" office:value-type="float"/>
          <table:table-cell/>
          <table:table-cell office:value="10.26025" office:value-type="float"/>
          <table:table-cell office:value-type="string">
            <text:p>Процент выполнения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7</text:p>
          </table:table-cell>
          <table:table-cell office:value="39904" office:value-type="float"/>
          <table:table-cell office:value="0" office:value-type="float"/>
          <table:table-cell office:value="3990" office:value-type="float"/>
          <table:table-cell office:value="0" office:value-type="float"/>
          <table:table-cell office:value="166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08</text:p>
          </table:table-cell>
          <table:table-cell office:value="42755" office:value-type="float"/>
          <table:table-cell office:value="0" office:value-type="float"/>
          <table:table-cell office:value="4275" office:value-type="float"/>
          <table:table-cell office:value="0" office:value-type="float"/>
          <table:table-cell office:value="178" office:value-type="float"/>
          <table:table-cell office:value="0" office:value-type="float"/>
          <table:table-cell office:value="0" office:value-type="float"/>
          <table:table-cell/>
          <table:table-cell office:value="5000" office:value-type="float"/>
          <table:table-cell office:value-type="string">
            <text:p>Общий план чеков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09</text:p>
          </table:table-cell>
          <table:table-cell office:value="49881" office:value-type="float"/>
          <table:table-cell office:value="0" office:value-type="float"/>
          <table:table-cell office:value="4988" office:value-type="float"/>
          <table:table-cell office:value="0" office:value-type="float"/>
          <table:table-cell office:value="207" office:value-type="float"/>
          <table:table-cell office:value="0" office:value-type="float"/>
          <table:table-cell office:value="0" office:value-type="float"/>
          <table:table-cell/>
          <table:table-cell office:value="312" office:value-type="float"/>
          <table:table-cell office:value-type="string">
            <text:p>Общий факт чеков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0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148" office:value-type="float"/>
          <table:table-cell office:value="0" office:value-type="float"/>
          <table:table-cell office:value="0" office:value-type="float"/>
          <table:table-cell/>
          <table:table-cell office:value="6.239999999999999" office:value-type="float"/>
          <table:table-cell office:value-type="string">
            <text:p>Процент выполнения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1</text:p>
          </table:table-cell>
          <table:table-cell office:value="28503" office:value-type="float"/>
          <table:table-cell office:value="0" office:value-type="float"/>
          <table:table-cell office:value="2850" office:value-type="float"/>
          <table:table-cell office:value="0" office:value-type="float"/>
          <table:table-cell office:value="118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2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148" office:value-type="float"/>
          <table:table-cell office:value="0" office:value-type="float"/>
          <table:table-cell office:value="0" office:value-type="float"/>
          <table:table-cell/>
          <table:table-cell office:value="120000" office:value-type="float"/>
          <table:table-cell office:value-type="string">
            <text:p>Общий план ЦКП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3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148" office:value-type="float"/>
          <table:table-cell office:value="0" office:value-type="float"/>
          <table:table-cell office:value="0" office:value-type="float"/>
          <table:table-cell/>
          <table:table-cell office:value="132312" office:value-type="float"/>
          <table:table-cell office:value-type="string">
            <text:p>Общий факт ЦКП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4</text:p>
          </table:table-cell>
          <table:table-cell office:value="39904" office:value-type="float"/>
          <table:table-cell office:value="0" office:value-type="float"/>
          <table:table-cell office:value="3990" office:value-type="float"/>
          <table:table-cell office:value="0" office:value-type="float"/>
          <table:table-cell office:value="166" office:value-type="float"/>
          <table:table-cell office:value="0" office:value-type="float"/>
          <table:table-cell office:value="0" office:value-type="float"/>
          <table:table-cell/>
          <table:table-cell office:value="110.26" office:value-type="float"/>
          <table:table-cell office:value-type="string">
            <text:p>Процент выполнения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2023-12-15</text:p>
          </table:table-cell>
          <table:table-cell office:value="42755" office:value-type="float"/>
          <table:table-cell office:value="0" office:value-type="float"/>
          <table:table-cell office:value="4275" office:value-type="float"/>
          <table:table-cell office:value="0" office:value-type="float"/>
          <table:table-cell office:value="178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6</text:p>
          </table:table-cell>
          <table:table-cell office:value="49881" office:value-type="float"/>
          <table:table-cell office:value="0" office:value-type="float"/>
          <table:table-cell office:value="4988" office:value-type="float"/>
          <table:table-cell office:value="0" office:value-type="float"/>
          <table:table-cell office:value="207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7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148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8</text:p>
          </table:table-cell>
          <table:table-cell office:value="28503" office:value-type="float"/>
          <table:table-cell office:value="0" office:value-type="float"/>
          <table:table-cell office:value="2850" office:value-type="float"/>
          <table:table-cell office:value="0" office:value-type="float"/>
          <table:table-cell office:value="118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19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148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0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148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1</text:p>
          </table:table-cell>
          <table:table-cell office:value="39904" office:value-type="float"/>
          <table:table-cell office:value="0" office:value-type="float"/>
          <table:table-cell office:value="3990" office:value-type="float"/>
          <table:table-cell office:value="0" office:value-type="float"/>
          <table:table-cell office:value="166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2</text:p>
          </table:table-cell>
          <table:table-cell office:value="42755" office:value-type="float"/>
          <table:table-cell office:value="0" office:value-type="float"/>
          <table:table-cell office:value="4275" office:value-type="float"/>
          <table:table-cell office:value="0" office:value-type="float"/>
          <table:table-cell office:value="178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3</text:p>
          </table:table-cell>
          <table:table-cell office:value="49881" office:value-type="float"/>
          <table:table-cell office:value="0" office:value-type="float"/>
          <table:table-cell office:value="4988" office:value-type="float"/>
          <table:table-cell office:value="0" office:value-type="float"/>
          <table:table-cell office:value="207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4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148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5</text:p>
          </table:table-cell>
          <table:table-cell office:value="28503" office:value-type="float"/>
          <table:table-cell office:value="0" office:value-type="float"/>
          <table:table-cell office:value="2850" office:value-type="float"/>
          <table:table-cell office:value="0" office:value-type="float"/>
          <table:table-cell office:value="118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6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148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7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148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8</text:p>
          </table:table-cell>
          <table:table-cell office:value="39904" office:value-type="float"/>
          <table:table-cell office:value="0" office:value-type="float"/>
          <table:table-cell office:value="3990" office:value-type="float"/>
          <table:table-cell office:value="0" office:value-type="float"/>
          <table:table-cell office:value="166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29</text:p>
          </table:table-cell>
          <table:table-cell office:value="42755" office:value-type="float"/>
          <table:table-cell office:value="0" office:value-type="float"/>
          <table:table-cell office:value="4275" office:value-type="float"/>
          <table:table-cell office:value="0" office:value-type="float"/>
          <table:table-cell office:value="178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30</text:p>
          </table:table-cell>
          <table:table-cell office:value="49881" office:value-type="float"/>
          <table:table-cell office:value="0" office:value-type="float"/>
          <table:table-cell office:value="4988" office:value-type="float"/>
          <table:table-cell office:value="0" office:value-type="float"/>
          <table:table-cell office:value="207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023-12-31</text:p>
          </table:table-cell>
          <table:table-cell office:value="35629" office:value-type="float"/>
          <table:table-cell office:value="0" office:value-type="float"/>
          <table:table-cell office:value="3562" office:value-type="float"/>
          <table:table-cell office:value="0" office:value-type="float"/>
          <table:table-cell office:value="148" office:value-type="float"/>
          <table:table-cell office:value="0" office:value-type="float"/>
          <table:table-cell office:value="0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12-12T14:15:14.704253</meta:creation-date>
    <dc:date>2023-12-12T14:15:14.721242</dc:date>
    <meta:generator>http://pypi.python.org/pypi/ezodf/0.1.0$Python3.11.1 (tags/v3.11.1:a7a450f, Dec  6 2022, 19:58:39) [MSC v.1934 64 bit (AMD64)]</meta:generator>
    <meta:document-statistic/>
    <meta:editing-cycles>1</meta:editing-cycles>
  </office:meta>
</office:document-meta>
</file>